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weight-asian="bold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color="#e56a3e" fo:font-weight="bold"/>
    </style:style>
    <style:style style:name="T2" style:family="text">
      <style:text-properties fo:color="#e56a3e" style:font-weight-asian="bold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below" style:vertical-rel="char" style:horizontal-pos="righ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://www.kyhs.net/fyzd/15748.html" text:style-name="Internet_20_link" text:visited-style-name="Visited_20_Internet_20_Link">圣灵感动、邪灵支配、自己感觉之区别</text:a></text:h>
      <text:p text:style-name="P3">作者：<text:a xlink:type="simple" xlink:href="http://www.kyhs.net/e/action/ListInfo.php?mid=1&amp;tempid=37&amp;ph=1&amp;writer=李慕圣" text:style-name="Internet_20_link" text:visited-style-name="Visited_20_Internet_20_Link">李慕圣</text:a>     来源：《上山之钥》 时间：2014-05-27 07:36:57<draw:frame draw:style-name="fr1" draw:name="Frame1" text:anchor-type="char" svg:width="0.5209in" draw:z-index="0"><draw:text-box fo:min-height="0.0161in"><text:p text:style-name="Text_20_body"><text:a xlink:type="simple" xlink:href="javascript:doZoom(14)" office:target-frame-name="_self" xlink:show="replace" text:style-name="Internet_20_link" text:visited-style-name="Visited_20_Internet_20_Link">小</text:a> <text:a xlink:type="simple" xlink:href="javascript:doZoom(16)" office:target-frame-name="_self" xlink:show="replace" text:style-name="Internet_20_link" text:visited-style-name="Visited_20_Internet_20_Link">中</text:a> <text:a xlink:type="simple" xlink:href="javascript:doZoom(18)" office:target-frame-name="_self" xlink:show="replace" text:style-name="Internet_20_link" text:visited-style-name="Visited_20_Internet_20_Link">大</text:a></text:p></draw:text-box></draw:frame> </text:p>
      <text:section text:style-name="Sect1" text:name="Zoom">
        <text:p text:style-name="P1"> </text:p>
        <text:p text:style-name="Text_20_body">　<text:span text:style-name="Strong_20_Emphasis">　圣灵的感动、邪灵的支配和我们自己的感觉会有不同。怎么分辨呢？</text:span></text:p>
        <text:p text:style-name="Text_20_body">　　圣灵的感动是神把他的意思摆在我们里面，叫我们自己从意志里面作决定：“我愿意要”或“我不愿意要”。当我按着神的意思拣选“要”的时候，意志一决定下来，他就把力量赐下了。力量一给我们，我们就能够把神的旨意执行下去，越走越有神的荣耀和神的祝福。当我们的自由意志不拣选神的意思，而以人为中心、以自己为中心、稍微偏于邪的时候，圣灵就忧忧愁愁地隐藏了；他并不干预我们。有时圣灵也会三番五次地再感动我们，直到我们的意志完全倾向神。</text:p>
        <text:p text:style-name="Text_20_body">　　很多人蒙了呼召的恩典，就在这个关键上面转不了弯。他不是不懂得当怎样行才合乎神的旨意，但是他的意志一直下不了决定。他心想：如果我要拣选神这一方面的话，损失太大了──要贫穷、羞辱、吃苦……。他付不上代价，所以神也不给他力量。神帮助人是在我们的意志下决定的时候，他必要把力量给我们。这个意志的决定并不是说我们做事就可以这样或那样了，而是神加给我们力量，照着他的意思这样做或那样做。</text:p>
        <text:p text:style-name="Text_20_body">　　其实这也就是“爱”的方向问题。当我们心中爱一件事物、爱一个人时，我们的意志就决定，要去得那一个──想尽一切办法要得着那一个。反之，若不大喜爱那一个，有没有就无所谓。这就是那个意志的倾向问题。</text:p>
        <text:p text:style-name="Text_20_body">　　常听人说：“我个性很强。我要想做什么事情，非做成功不行；我要想得着什么东西，非得着不可。”在人来说，这人很有志气，很能干。可是你要明白，如果你认识神的话，这样的心在神面前，是最容易失去神的恩典和祝福的。</text:p>
        <text:p text:style-name="Text_20_body">　　我在青年的时候，曾用尽一切办法想到某处读神学院。我不是去做官，不是去发财，而是想把圣经好好地读一读，把希伯来文、希腊文好好地学一学。这样做的目的，是为要更有力地宣扬神的道。因为我喜欢做个大牧师、大传道人，不喜欢做一个不出名的传道人。显然，我不是喜欢神，也不是爱神、遵行神的旨意。我是喜欢伟大的工作，就全心倾向工作。就在这时候，神问我说：“你是喜爱什么？你喜爱的是工作呢？还是喜爱我呢？”</text:p>
        <text:p text:style-name="Text_20_body">　　所以神给我看见，这样做下去，我会有件敬虔、属灵的外衣，也会用知识、工作成绩，表现我的“属灵”，可能让人看我是个“属灵伟人”，但我里面却失去真正的属灵的祝福。我一切工作的目的是为要荣耀自己，要表现我比别人属灵、比别人能干、比别人意志坚强。外面我很爱神，可里面却是为了自己的荣耀。</text:p>
        <text:p text:style-name="Text_20_body">　　感谢主！他怜悯我的无知，他用大能使我有那一次意志的转变、心的转机。这是我一生最大的关键。我在想：若没有那一次的降服，把心转向神，我的人生到今天还不知道是什么样，也不知道会害了多少人！给自己增添多少罪！</text:p>
        <text:p text:style-name="Text_20_body">　　弟兄姐妹：每一个人的一生中，都会接触到一些关键性的事、物、人。各人程度不同，大小也不一样，事情也不一样，甚至一个小的嗜好、小的爱慕(一本小说、一个装饰品)，一进他里面，他能交战很多天。甚至神管教了，外表放下来了，他的心还没有完全放下来，里面与神的旨意还是不够契合。所以，这个里面意志的转向是何等重要！我讲的意志，乃是内心的转向：心爱慕在什么地方，人也必往哪里去追求。神就是注意我们这一点。圣灵在我们里面做工，也注意这一点。但他不来勉强我们爱慕什么、转向什么；他给我们自由──可以作或不作、听或不听。</text:p>
        <text:p text:style-name="Text_20_body">　　邪灵在我们里面的工作就不是这样。邪灵是用尽一切方法强制你的意志转向某事物，不给你自由──你只有这样听、这样行。同样，把神旨意以外的──名誉啊、成就啊、享受啊或者其它事物──很强烈地摆在你心里面，甚至使之成了欲望，来支配着你，叫你去做。</text:p>
        <text:p text:style-name="Text_20_body"><text:soft-page-break/>　　邪灵既是灵，当然也有一定的超自然的能力：能预言、能行异能。人一旦接受它，它就不给人有自己的自由意志。邪灵一来，饭也不要吃了，觉也不能睡了；一感动，就完全听它指挥，甚至讲道、赶鬼、医病人，使人误认为这是圣灵的工作。由此我们看见，凡是邪灵的工作，都叫人里面没有自由，烦乱不安。</text:p>
        <text:p text:style-name="Text_20_body">　　但是我们遇见特别的危险或患难时，神也会来催促我们，然而那个催促不是里面烦躁不安，而是有一个特殊力量，可以催着你脱离患难。有一次，我在一个山上祷告，下了大雨，我就在一块大石头底下避雨，在那里继续读经、祷告。正在祷告的时候，忽然有一种力量催着我说：“赶快出去！”</text:p>
        <text:p text:style-name="Text_20_body">　　可是外面还下着大雨，大得不得了。我没有任何防雨的东西，但是有一个力量催我出去，那种力量不由我自己，不由我来得及思想就跑了出来。当我一离开石头，才跑出半步远，大石头忽然倒下来了。这时候，我站在雨地里，满心感谢赞美主，里面充满了喜乐、平安、感恩。若我不出去的话，整个人都会被砸成肉浆。</text:p>
        <text:p text:style-name="Text_20_body">　　这是圣灵叫我脱离危险患难的。我的里面并不是烦乱不安，并不是很害怕、难过的，而是很自然地有一种力量把我催出去了。我想，别人也可能有一点这样的经历。我的一生中有多次这样的经历。神知道我的处境太危险，我的理智、心灵够不上神的旨意，觉察不到环境的变化，神就用奇特的力量救我脱离这个患难和危险。</text:p>
        <text:p text:style-name="Text_20_body">　　所以分辨圣灵和邪灵时，先看里面有没有平安。神的工作有个特点。我这几十年经历下来的，就是里面的平安。我作过见证：在最危险的时候、最艰难的时候，里面很平安；外面紧张得不得了，没有生路了，过不去了，但回到里面去的话，就平平静静的，像一块盘石一样，纹丝不动。这是圣灵的工作。</text:p>
        <text:p text:style-name="Text_20_body">　　凡邪灵都是侵犯人意志的，不给人自由。在这种情况之下，要特别地谨慎。要省察自己，为什么得着这个灵？怎么得了这个灵？是不是因有动机不正的追求？是受了激动、羡慕别人的某种恩赐？还是利己的追求？</text:p>
        <text:p text:style-name="Text_20_body">　　我们不能光凭片面的现象来确定一件事情对与不对，而是要看事情的内在因素和本质。神看我们也是如此──神是要看你的存心如何，而不是看工作、能力、热心。存心错了，再大的工作，神看也算不得什么。将来神要审判我们的时候，不是凭着我们的恩赐，而是根据存心如何。</text:p>
        <text:p text:style-name="Text_20_body">　　你把一杯水给一个小子喝。你为什么给他喝呢？你求属灵名誉吗？要得着他的称赞吗？叫他感谢你吗？你拿一块钱帮助一个人。你为什么要帮他呢？叫他说你好、称赞你、拥护你、跟着你走吗？如果是这样的话，真是危险得很！求神给我们看见，事奉神真是一个极其严肃的事情！</text:p>
        <text:p text:style-name="Text_20_body">　　我们看见以赛亚先知，他已经事奉神多年了。他是王宫里一个大臣乌西雅的叔叔，很有学问、很敬虔，君王、百姓都听他的话。但是当他看见耶和华在高高的宝座上的时候，他就仆倒在地，大声呼喊说：“祸哉！我灭亡了！”再不敢自以为可以事奉耶和华、可以当先知了。</text:p>
        <text:p text:style-name="Text_20_body">　　这不是叫大家不作传道，而是说要先认识自己，再知道作传道人的目的是什么。</text:p>
        <text:p text:style-name="Text_20_body">　　前些日子我在一个地方，听到那里一位传道人的一些情况，我真为他战兢害怕。他用很多人的方法发展工作；为要叫信徒们都伏在他的权下，甚至不惜用物质去拉拢人的心，请人都来听他的。这是多么危险哪！他知道他是在事奉神吗？他事奉的是什么样的神？是循人情的神吗？有一天见主面的时候，他怎么交账？多么可怕的“事奉”！事奉神真不是一件小事情。世上的博士有的是，将军有的是，英雄有的是，可是谁能担负神的工作？哪一个被神用的人不是在神面前恐惧战兢，每时每刻在主前，免得自己里面空虚，什么都不懂得，什么都没有！</text:p>
        <text:p text:style-name="Text_20_body">　　前些日子，为着圣经上有一些不明白的地方和疑难问题，我写了一封信给一位老弟兄。他已八十七岁了，是国内一个对圣经很熟悉的人，希伯来文、希腊文很精通，有几位有名望的传道人都是他培养出来的。很多人邀请他讲道，神学院邀请他教书，他都拒绝了。虽然有儿有女，夫妻二人却过着孤单的隐居生活，自己挑水、烧饭，艰苦度日。他在回信里对我说：“你不要以为我懂得什么。我现在的光景是个‘三无人’哪！第一，我一无所知；第二，我一无所有；第三，我一无所能。我不配帮助任何人。若我懂得一点点的话，实在不如太平洋的一滴水。当你想从我的知识里面明白神话的时候，你要先把你的心对付好。你向神若没有一个正确的心，想从我这里明白知识、教训，我不敢告诉你，恐怕会害了你。”</text:p>
        <text:p text:style-name="Text_20_body">　　弟兄姐妹，这一句话你要听一听，要思想一下。可能他是中国十几亿人中仅有的一个明白神话语的人，才这样答复我。若是我的话，我会大笔挥挥，这个怎么讲法，那个怎么解释法，表演起来了。他的这封来信，<text:soft-page-break/>看第一遍，我不懂，认为老弟兄不肯帮助我，不了解我；等我到主面前一思想，我才明白了。我说：“主啊！我不配作一个事奉祢的人，我不配去请教这位老弟兄。”</text:p>
        <text:p text:style-name="Text_20_body">　　你是不是渴慕明白神的心意？若只想明白一个道理的话，那就错了！道理明白以后，反而害了你，助长了你的骄傲、你的自恃、你的自尊；除非你转过来，要明白神的心意。</text:p>
        <text:p text:style-name="Text_20_body">　　弟兄姐妹，你们读圣经持什么态度？是为道理不懂得吗？很多人问，《马太福音》廿四章的“尸首在哪里，鹰也必聚在哪里”是什么意思？当主来的时候，“不叫遇见冬天”？“在犹太的要逃到山上”？《启示录》中的“七印”、“七号”、“七碗”……是什么意思？问了很多问题。</text:p>
        <text:p text:style-name="Text_20_body">　　一个真正认识神的人，他不是发问题，乃是说：“祢的话语要纠正我的心，叫我知道怎么爱祢，怎么能够放弃自己，更好地顺服祢，为祢而活。”这才是有价值的，这才是有真意义的。当然，我们不是不去明白圣经，但是神若不给你，你不要强求。有时候我们强求弄懂的问题，与我们毫无益处。</text:p>
        <text:p text:style-name="Text_20_body">　　圣经中有很多地方，主耶稣没有解释出来，圣经没有答复出来，我怎么敢去思想呢？神没有解明白的，我若去思想的话，明明是要以自己的思想去解明神的话。那多危险啊！加添了、减少了，都会有祸。不懂得的，我只好说：“我不懂。”我不是神，只是人当中最小的一个，我还有很多问题不懂得。信心、顺服、爱神，这是我应当渴求的。这样，就把心摆正了、态度摆正了。读圣经不是要宣传神的奥秘，来表现自己的属灵、自己懂得多，乃是为爱神。这样，你需要明白什么时，神会把智慧给你；需要知道什么奥秘的时候，神就把奥秘启示给你。</text:p>
        <text:p text:style-name="Text_20_body">　　神启示给我们一切，都是为促使我们更爱神，更愿意听神的话，更遵行神的旨意，更在神面前谦卑，更愿意背十字架跟从主，更恨恶自己的魂生命，彻底弃绝老我、老亚当，更为主活着。这才是正确的道路、正确的方向。离开这个，活在自己里面的话，必然会偏离主的道路。</text:p>
        <text:p text:style-name="Text_20_body">　　若是追求的目的不正确，想借圣灵的力量来表现自己，借圣灵的恩赐来显扬自己，邪灵就乘虚而入，路就越走越偏，终至完全被邪灵控制。</text:p>
        <text:p text:style-name="Text_20_body">　　有人说：“我是大监督，我是神的大仆人，我会说预言，我有大恩赐，我能叫死人复活，叫瘸子行走……。”这种话真可怕！圣经中什么地方说过圣灵充满一个人就可以说预言的？或是可以让人高抬自己的？圣经上没有这个话。</text:p>
        <text:p text:style-name="Text_20_body">　　前些日子我到一个地方去，他们中间因种种原因，在事奉上分几派，彼此不合作。原来在几年前，有一位神的老仆人在他们那里住，说他有感动，就按立某弟兄为监督，这弟兄就使用他监督的权柄，要大家都听他的──奉献都交给他处理，工作都由他支配，作工都由他差派，别人不能过问。聚会需要通过他，他若不答应，就不能聚会；外边来个传道人，也必须得通过他；他同意了，才可以让他讲道。他代表教会。不听他的话就不是教会，就不是事奉神。其实这弟兄里面受了欺骗，他认为“我是监督”，所以要负监督的责任。他强求别人都得听他的，以为这是忠心；谁不听他的，他就反对谁──这个反对也是他的忠心。这是何等危险啊！高举了人，结果造成教会分裂。</text:p>
        <text:p text:style-name="Text_20_body">　　今天各地的教会里面，这种情况还有吗？各地方都有。为什么呢？因为他们在神面前没有正确地认识自己。要知道，圣灵不会称赞人，不会高抬人，只有高举基督。</text:p>
        <text:p text:style-name="Text_20_body">　　有人很属灵，在中国大地上被神大大地使用，我很为他们感谢主。但我一生当中，有几位神的老仆人给我按手祷告祝福时，都是祷告叫我靠着圣灵向己死、向世界死，背着十字架，向神活。当时我还不满意，认为这个神的仆人看不起我：“为什么不祷告叫我作个大传道人，作个神的大仆人，求神给我大恩赐，反而叫我背十字架吃苦呢？这条路何等难走！早知是这样，我就不叫他为我祷告了。”</text:p>
        <text:p text:style-name="Text_20_body">　　但是一年一年地过下来，以后我知道他们的祷告是正确的，他们的祝福是对的──叫我背十字架，向己死、向世界死，叫我世路不通达，叫神的工作里面没有我的地位……。今天真感谢主，保守了我在神的面前不至于偏离他的命令。我想这是正路。什么时候一个力量要促使自己出来，叫自己高兴起来、叫自己荣耀起来、叫自己兴旺起来，这时最好是警觉一点，不要接受──这个不是出于神的。若认为是圣灵的感动，这灵我不敢接受；这个灵太大，我这个人太小了，我受不了。要伏在十字架底下，对付自己，更谦卑下来──这是正路。但是，我们的肉体却喜欢别人恭维我们、高抬我们、夸奖我们。这实在是个难处！</text:p>
        <text:p text:style-name="Text_20_body"><text:soft-page-break/>　　有一次，一个姐妹说：“叔叔啊！请你为我祷告，不要忘记。”我说：“我不会忘记的，只要主感动我，决不忘记。”</text:p>
        <text:p text:style-name="Text_20_body">　　她问：“你为我祷告什么呢？”我说：“叫主对付你、破碎你。”她说：“叔叔，你怎么这样严厉啊！只叫主对付我，叫主破碎我，不要神祝福我？”</text:p>
        <text:p text:style-name="Text_20_body">　　一年多的时间过去了，神真地在那个姐妹身上作了破碎的工作；但是她不肯破碎，结果里面黑暗得很，痛苦得很，一点没有光，摸不着路。</text:p>
        <text:p text:style-name="Text_20_body">　　是的，凡是邪灵的工作、撒但的工作，都是要怂动人的肉体，叫我们骄傲、自尊、自恃，叫我们觉得比别人强、比别人高。圣灵的工作是叫人谦卑、谦卑、更谦卑。圣灵是感动我们走十字架的路，忍耐着走、咬着牙走。这条路越走越正确，越走越实在，越走越光明，越走与主的关系越近。这我可以肯定地说。我也敢靠着主的恩典说：“这条路你走吧，不会走错的。”不过外边要受压榨、受损失，可是神给的恩典要胜过外边所失去的东西，和主的交通(包括主的工作)要胜过外边一切的福分。每一个得救的人都当为主工作，但一定要活在圣灵的带领之下，不要受邪灵欺骗。</text:p>
        <text:p text:style-name="Text_20_body">　　当你的意志受强制、不得自由的时候，你就要思想一下：“若是我顺服这个能力以后，就要荣耀我自己”，那你就要求主保守说：“主啊！求祢用宝血遮盖我！我不敢再往前走一步了。”应当求主使你拒绝这个灵，靠宝血胜过它，靠十字架抵挡它，你就可以谦卑地、清心地活在主面前，就不受邪灵的欺骗了。</text:p>
        <text:p text:style-name="Text_20_body">　　所以我们求圣灵充满的时候，千万不要求外面的活动。不要上这个当，要走正路追求事奉主。因我们是往永生里去，是将来有盼望。如果要在地上有盼望的话，我们就不需要在基督里面。如果要有本事、有雄心大志，就在世上随便施展吧！做生意、当官、求学问，可以随意发挥，何必求“圣灵充满”来让别人惊奇一下、羡慕一下、称赞一声呢？</text:p>
        <text:p text:style-name="Text_20_body">　　在教会里面，主耶稣说：“若有人要跟从我，就当舍己，背起自己的十字架来跟从我……。”这里明确叫我们知道，事奉主不是把学问拿出来，不是把才干拿出来，而是把自己完全舍掉，要拒绝自己，背着十字架来跟从主，这是主的道路。</text:p>
        <text:p text:style-name="Text_20_body">　　我再说，有时候既不是圣灵的感动，也不是邪灵的工作。因为我们里面，有个“己”，使某件事决定不下来：到底这样做好呢？还是那样做好呢？到底去好呢？还是不去好呢？里面踌躇不定。这种情况大部分来说，是从自己感觉出来的。凡从感觉里面出来的，都是忽是忽非的。</text:p>
        <text:p text:style-name="Text_20_body">　　这种情况临到我们的时候怎么办呢？先不要动，尽量安静。感情动得越是厉害，越要镇静下来，回到里面祷告说：“主啊！到底怎样行？求祢借环境显明这条路，叫我知道当怎样行。”神必要听我们的祷告。</text:p>
        <text:p text:style-name="Text_20_body">　　但是我们有个软弱──很难安静下来。感觉一来，就急着要动。也有很多人就喜欢动，可是一动就错。最起码来讲，动了以后，一点看不见神的心意、神的同在。很可惜！因此，要尽量保持安静。多等一会儿不要紧，多等一天不要紧；慢一点不会耽误神的旨意。跑得快就容易把路跑错；跑到主的前面去，就没有方向、没有脚踪了，你就要在旷野里乱跑。消极地说，你在主的后面跑，还能看见主的影子；甚至你跑得慢一点，主也会把你拉一把，提上去。今天遵行神的旨意，不怕你慢，就怕你太急了。我的意思不是叫你故意慢，这点不要误会了。</text:p>
        <text:p text:style-name="Text_20_body">　　所以，当“感觉”来到的时候，不要着急，再等一等、省察省察，多祷告。用祷告的心省察、辨别，这样就不会错。</text:p>
        <text:p text:style-name="Text_20_body">　　弟兄姐妹：圣灵的感动、邪灵的催促和自己的感觉是有区别的，应当学习这门功课。我所以讲这个，原因就是说，这与明白是否神的拣选或者说呼召，对一个人的一生道路，起着一个很关键的作用。会分辨圣灵的感动，就会活在圣灵的里面，顺服圣灵引导，向“己”死、向世界死，向神活着。神按着他的旨意，不知不觉地你就被吸引上去了。你所蒙的恩典，也不知不觉地被别人看出来了，别人也就能够说：“这个弟兄是蒙拣选了。他身上有恩赐、有能力，能够供应我们。他能够为主传福音，他能够扶持教会。”“这个姐妹能够爱我们、服事我们、安慰我们，还能够劝勉我们。我们的聚会，她一来，气氛就变了；她一祷告，我们的心就动起来了。”不知不觉地，主把他拣选的人选召出来了，成为教会中的事奉者。这是神选召人的方法。<text:line-break/> </text:p>
        <text:p text:style-name="Text_20_body"><text:soft-page-break/>　　<text:span text:style-name="T1">TAG</text:span><text:span text:style-name="T2">：</text:span><text:a xlink:type="simple" xlink:href="http://www.kyhs.net/e/tags/?tagname=ʥ%C1%E9" office:target-frame-name="_blank" xlink:show="new" text:style-name="Internet_20_link" text:visited-style-name="Visited_20_Internet_20_Link">圣灵</text:a> <text:a xlink:type="simple" xlink:href="http://www.kyhs.net/e/tags/?tagname=а%C1%E9" office:target-frame-name="_blank" xlink:show="new" text:style-name="Internet_20_link" text:visited-style-name="Visited_20_Internet_20_Link">邪灵</text:a>  <text:a xlink:type="simple" xlink:href="http://www.kyhs.net/e/tags/?tagname=%C7%F8%B1%F0" office:target-frame-name="_blank" xlink:show="new" text:style-name="Internet_20_link" text:visited-style-name="Visited_20_Internet_20_Link">区别</text:a></text:p>
        <text:p text:style-name="P2"><text:bookmark text:name="nrad"/>赞助商链接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20:52:55.264000000</meta:creation-date>
    <dc:date>2019-11-09T20:55:38.583000000</dc:date>
    <meta:editing-duration>PT2M43S</meta:editing-duration>
    <meta:editing-cycles>1</meta:editing-cycles>
    <meta:document-statistic meta:table-count="0" meta:image-count="0" meta:object-count="0" meta:page-count="5" meta:paragraph-count="52" meta:word-count="6674" meta:character-count="6822" meta:non-whitespace-character-count="6712"/>
    <meta:generator>LibreOffice/6.3.0.4$Windows_X86_64 LibreOffice_project/057fc023c990d676a43019934386b85b21a9ee99</meta:generator>
  </office:meta>
</office:document-meta>
</file>